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4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6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7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5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7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1"/>
        <table:table-column table:style-name="co15" table:default-cell-style-name="ce28"/>
        <table:table-column table:style-name="co16" table:default-cell-style-name="ce11"/>
        <table:table-column table:style-name="co1" table:number-columns-repeated="1021" table:default-cell-style-name="ce11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58])" office:value-type="float" office:value="1120.68" calcext:value-type="float">
            <text:p>1120.68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63:.C70])" office:value-type="float" office:value="-467.72" calcext:value-type="float">
            <text:p>-467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9];[.C71])" office:value-type="float" office:value="652.96" calcext:value-type="float">
            <text:p>652.96</text:p>
          </table:table-cell>
          <table:table-cell table:number-columns-repeated="6"/>
        </table:table-row>
        <table:table-row table:style-name="ro2" table:number-rows-repeated="104849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2:44:36.709136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7T12:48:03.539673484</dc:date>
    <meta:editing-duration>P6DT4H34M28S</meta:editing-duration>
    <meta:editing-cycles>605</meta:editing-cycles>
    <meta:generator>LibreOffice/24.2.5.2$Linux_X86_64 LibreOffice_project/420$Build-2</meta:generator>
    <meta:document-statistic meta:table-count="10" meta:cell-count="2210" meta:object-count="0"/>
  </office:meta>
</office:document-meta>
</file>